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20pt" officeooo:rsid="0012e64f" officeooo:paragraph-rsid="0012e64f" style:font-size-asian="20pt" style:font-size-complex="20pt"/>
    </style:style>
    <style:style style:name="P2" style:family="paragraph" style:parent-style-name="Heading_20_5">
      <style:text-properties fo:font-size="14pt" fo:font-weight="normal" officeooo:rsid="0012e64f" officeooo:paragraph-rsid="0012e64f" style:font-size-asian="14pt" style:font-weight-asian="normal" style:font-size-complex="14pt" style:font-weight-complex="normal"/>
    </style:style>
    <style:style style:name="P3" style:family="paragraph" style:parent-style-name="Standard">
      <style:text-properties officeooo:rsid="0012e64f" officeooo:paragraph-rsid="0012e64f"/>
    </style:style>
    <style:style style:name="P4" style:family="paragraph" style:parent-style-name="Standard">
      <style:paragraph-properties fo:text-align="center" style:justify-single-word="false"/>
      <style:text-properties fo:font-size="20pt" fo:font-weight="bold" officeooo:rsid="0012e64f" officeooo:paragraph-rsid="0012e64f" style:font-size-asian="20pt" style:font-weight-asian="bold" style:font-size-complex="20pt" style:font-weight-complex="bold"/>
    </style:style>
    <style:style style:name="P5" style:family="paragraph" style:parent-style-name="Standard">
      <style:text-properties fo:font-size="14pt" fo:font-weight="normal" officeooo:rsid="0012e64f" officeooo:paragraph-rsid="0012e64f" style:font-size-asian="14pt" style:font-weight-asian="normal" style:font-size-complex="14pt" style:font-weight-complex="normal"/>
    </style:style>
    <style:style style:name="P6" style:family="paragraph" style:parent-style-name="Standard">
      <style:text-properties fo:font-size="14pt" officeooo:paragraph-rsid="0012e64f" style:font-size-asian="14pt" style:font-size-complex="14pt"/>
    </style:style>
    <style:style style:name="P7" style:family="paragraph" style:parent-style-name="Standard">
      <style:text-properties fo:font-size="14pt" officeooo:rsid="0012e64f" officeooo:paragraph-rsid="0012e64f" style:font-size-asian="14pt" style:font-size-complex="14pt"/>
    </style:style>
    <style:style style:name="P8" style:family="paragraph" style:parent-style-name="Text_20_body" style:list-style-name="L1">
      <style:paragraph-properties fo:margin-top="0cm" fo:margin-bottom="0.529cm" loext:contextual-spacing="false"/>
      <style:text-properties style:font-name="roboto" fo:font-size="14pt" fo:font-weight="normal" style:font-size-asian="14pt" style:font-size-complex="14pt"/>
    </style:style>
    <style:style style:name="P9" style:family="paragraph" style:parent-style-name="Text_20_body" style:list-style-name="L1">
      <style:paragraph-properties fo:margin-top="0cm" fo:margin-bottom="0.529cm" loext:contextual-spacing="false"/>
      <style:text-properties style:font-name="roboto" fo:font-size="14pt" fo:font-weight="normal" officeooo:rsid="0012e64f" officeooo:paragraph-rsid="001fb3a0"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officeooo:rsid="0012e64f" style:font-weight-asian="normal" style:font-weight-complex="normal"/>
    </style:style>
    <style:style style:name="T4" style:family="text">
      <style:text-properties style:font-weight-asian="normal"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is an SSL Certificate</text:p>
      <text:h text:style-name="P2" text:outline-level="5">SSL certificates create an encrypted connection and establish trust.</text:h>
      <text:p text:style-name="P5">SSL certificates have a key pair: a public and a private key. These keys work together to establish an encrypted connection. The certificate also contains what is called the “subject,” which is the identity of the certificate/website owner.</text:p>
      <text:p text:style-name="P6"><text:span text:style-name="T3">To get a certificate, you must create a Certificate Signing Request (CSR) on your server. This process creates a private key and public key on your server. The CSR data file that you send to the SSL Certificate issuer (called a Certificate Authority or CA) contains the public key. The CA uses the CSR data file to create a data structure to match your private key without compromising the key itself. The CA never sees the private key.</text:span></text:p>
      <text:p text:style-name="P7"/>
      <text:h text:style-name="P1" text:outline-level="2">How Does the SSL Certificate Create a Secure Connection?</text:h>
      <text:list xml:id="list3953454236" text:style-name="L1">
        <text:list-item>
          <text:p text:style-name="P9"><text:span text:style-name="T1">Browser </text:span><text:span text:style-name="T4">connects to a web server (website) secured with SSL (https). Browser requests that the server identify itself. </text:span></text:p>
        </text:list-item>
        <text:list-item>
          <text:p text:style-name="P8"><text:span text:style-name="T1">Server</text:span> sends a copy of its SSL Certificate, including the server’s public key. </text:p>
        </text:list-item>
        <text:list-item>
          <text:p text:style-name="P8"><text:span text:style-name="T1">Browser</text:span> checks the certificate root against a list of trusted CAs and that the certificate is unexpired, unrevoked, and that its common name is valid for the website that it is connecting to. If the browser trusts the certificate, it creates, encrypts, and sends back a symmetric session key using the server’s public key. </text:p>
        </text:list-item>
        <text:list-item>
          <text:p text:style-name="P8"><text:span text:style-name="T1">Server</text:span> decrypts the symmetric session key using its private key and sends back an acknowledgement encrypted with the session key to start the encrypted session. </text:p>
        </text:list-item>
        <text:list-item>
          <text:p text:style-name="P8"><text:span text:style-name="T1">Server</text:span> and Browser now encrypt all transmitted data with the session key. </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3:40:16.262031525</meta:creation-date>
    <meta:generator>LibreOffice/6.4.7.2$Linux_X86_64 LibreOffice_project/40$Build-2</meta:generator>
    <dc:date>2022-03-16T13:43:17.458074408</dc:date>
    <meta:editing-duration>PT2M54S</meta:editing-duration>
    <meta:editing-cycles>14</meta:editing-cycles>
    <meta:document-statistic meta:table-count="0" meta:image-count="0" meta:object-count="0" meta:page-count="1" meta:paragraph-count="10" meta:word-count="266" meta:character-count="1592" meta:non-whitespace-character-count="1336"/>
  </office:meta>
</office:document-meta>
</file>